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438BB000074240000521ABD0D32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11cm" svg:height="0.292cm" svg:x="9.465cm" svg:y="16.168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Pictures/100438BB000074240000521ABD0D32B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8-09T17:42:00.371157199</dc:date>
    <dc:creator>jb </dc:creator>
    <meta:editing-duration>PT1H10M1S</meta:editing-duration>
    <meta:editing-cycles>50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